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1C000008086F45966134C2EDE6.png" manifest:media-type="image/png"/>
  <manifest:file-entry manifest:full-path="Pictures/1000000000000E1C000008085094D23CE57DF1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1" draw:style-name="gr1" draw:text-style-name="P1" draw:layer="layout" svg:width="33.857cm" svg:height="19.049cm" svg:x="0cm" svg:y="0cm">
          <draw:image xlink:href="Pictures/1000000000000E1C000008085094D23CE57DF139.png" xlink:type="simple" xlink:show="embed" xlink:actuate="onLoad" draw:mime-type="image/png">
            <text:p/>
          </draw:image>
          <svg:desc>tmpswst6lu9.pn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Picture 1" draw:style-name="gr1" draw:text-style-name="P1" draw:layer="layout" svg:width="33.857cm" svg:height="19.049cm" svg:x="0.201cm" svg:y="-0.049cm">
          <draw:image xlink:href="Pictures/1000000000000E1C000008086F45966134C2EDE6.png" xlink:type="simple" xlink:show="embed" xlink:actuate="onLoad" draw:mime-type="image/png">
            <text:p/>
          </draw:image>
          <svg:desc>tmpsqw4jkek.png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</meta:editing-cycles>
    <meta:creation-date>2013-01-27T09:14:16</meta:creation-date>
    <dc:date>2026-03-13T18:44:13.391835985</dc:date>
    <meta:editing-duration>PT6H8M52S</meta:editing-duration>
    <meta:generator>LibreOffice/7.3.7.2$Linux_X86_64 LibreOffice_project/30$Build-2</meta:generator>
    <meta:document-statistic meta:object-count="27"/>
    <meta:user-defined meta:name="AppVersion">14.0000</meta:user-defined>
    <meta:user-defined meta:name="PresentationFormat">On-screen Show (4:3)</meta:user-defined>
  </office:meta>
</office:document-meta>
</file>